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E000000076BEC588A.gif"/>
  <manifest:file-entry manifest:media-type="image/png" manifest:full-path="Pictures/100000000000004B0000004BC181C99A.png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7.448cm"/>
    </style:style>
    <style:style style:name="pr2" style:family="presentation" style:parent-style-name="Default-subtitle">
      <style:graphic-properties draw:fill-color="#ffffff" draw:auto-grow-height="true" fo:min-height="8.515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1.861cm"/>
    </style:style>
    <style:style style:name="pr5" style:family="presentation" style:parent-style-name="Default-outline1">
      <style:graphic-properties draw:fill-color="#e6e6ff" draw:auto-grow-height="true" fo:min-height="15.206cm"/>
    </style:style>
    <style:style style:name="pr6" style:family="presentation" style:parent-style-name="Default-outline1" style:list-style-name="L3">
      <style:graphic-properties draw:fill-color="#e6e6ff" draw:auto-grow-height="true" fo:min-height="11.643cm"/>
    </style:style>
    <style:style style:name="pr7" style:family="presentation" style:parent-style-name="Default-outline1" style:list-style-name="L3">
      <style:graphic-properties draw:fill-color="#e6e6ff" draw:auto-grow-height="true" fo:min-height="13.495cm"/>
    </style:style>
    <style:style style:name="pr8" style:family="presentation" style:parent-style-name="Default-outline1">
      <style:graphic-properties draw:auto-grow-height="true" fo:min-height="10.097cm"/>
    </style:style>
    <style:style style:name="pr9" style:family="presentation" style:parent-style-name="Default-notes">
      <style:graphic-properties draw:fill-color="#ffffff" fo:min-height="11.411cm"/>
    </style:style>
    <style:style style:name="pr10" style:family="presentation" style:parent-style-name="Default-title">
      <style:graphic-properties fo:min-height="1.861cm"/>
    </style:style>
    <style:style style:name="pr11" style:family="presentation" style:parent-style-name="Default-outline1">
      <style:graphic-properties fo:min-height="11.671cm"/>
    </style:style>
    <style:style style:name="pr12" style:family="presentation" style:parent-style-name="Default-outline1">
      <style:graphic-properties draw:auto-grow-height="true" fo:min-height="13.098cm"/>
    </style:style>
    <style:style style:name="pr13" style:family="presentation" style:parent-style-name="Default-outline1">
      <style:graphic-properties draw:auto-grow-height="true" fo:min-height="11.622cm"/>
    </style:style>
    <style:style style:name="pr14" style:family="presentation" style:parent-style-name="Default-outline1">
      <style:graphic-properties draw:auto-grow-height="true" fo:min-height="14.829cm"/>
    </style:style>
    <style:style style:name="pr15" style:family="presentation" style:parent-style-name="Default-outline1">
      <style:graphic-properties fo:min-height="12.282cm"/>
    </style:style>
    <style:style style:name="pr16" style:family="presentation" style:parent-style-name="Default-outline1">
      <style:graphic-properties fo:min-height="8.129cm"/>
    </style:style>
    <style:style style:name="pr17" style:family="presentation" style:parent-style-name="Default-outline1">
      <style:graphic-properties draw:auto-grow-height="true" fo:min-height="7.774cm"/>
    </style:style>
    <style:style style:name="pr18" style:family="presentation" style:parent-style-name="Default-outline1">
      <style:graphic-properties fo:min-height="5.972cm"/>
    </style:style>
    <style:style style:name="pr19" style:family="presentation" style:parent-style-name="Default-outline1">
      <style:graphic-properties draw:auto-grow-height="true" fo:min-height="12.048cm"/>
    </style:style>
    <style:style style:name="pr20" style:family="presentation" style:parent-style-name="Default-outline1">
      <style:graphic-properties draw:auto-grow-height="true" fo:min-height="15.90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-0.6cm"/>
      <style:text-properties fo:font-size="32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.3cm" fo:text-indent="0cm"/>
    </style:style>
    <style:style style:name="P7" style:family="paragraph">
      <style:paragraph-properties text:enable-numbering="true" fo:margin-left="0cm" fo:margin-right="0cm" fo:margin-top="0cm" fo:margin-bottom="0cm" fo:text-indent="0cm"/>
    </style:style>
    <style:style style:name="P8" style:family="paragraph">
      <style:paragraph-properties text:enable-numbering="true" fo:margin-left="0cm" fo:margin-right="0cm" fo:text-indent="0cm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family="Helvetica" style:font-family-generic="swiss" style:font-pitch="variable" fo:font-size="40pt" style:font-size-asian="40pt" style:font-size-complex="40pt"/>
    </style:style>
    <style:style style:name="T2" style:family="text">
      <style:text-properties fo:font-family="Helvetica" style:font-family-generic="swiss" style:font-pitch="variable" fo:font-size="32pt"/>
    </style:style>
    <style:style style:name="T3" style:family="text">
      <style:text-properties fo:font-family="Courier" style:font-family-generic="modern" style:font-pitch="fixed" fo:font-size="26pt" fo:font-weight="bold"/>
    </style:style>
    <style:style style:name="T4" style:family="text">
      <style:text-properties fo:font-family="Helvetica" style:font-family-generic="swiss" style:font-pitch="variable" fo:font-size="16pt" fo:font-weight="normal"/>
    </style:style>
    <style:style style:name="T5" style:family="text">
      <style:text-properties fo:font-family="Helvetica" style:font-family-generic="swiss" style:font-pitch="variable" fo:font-size="44pt" fo:font-weight="bold"/>
    </style:style>
    <style:style style:name="T6" style:family="text">
      <style:text-properties fo:font-family="Courier" style:font-family-generic="modern" style:font-pitch="fixed" fo:font-size="24pt" fo:font-weight="normal"/>
    </style:style>
    <style:style style:name="T7" style:family="text">
      <style:text-properties fo:font-family="Courier" style:font-family-generic="modern" style:font-pitch="fixed" fo:font-size="24pt"/>
    </style:style>
    <style:style style:name="T8" style:family="text">
      <style:text-properties fo:font-family="Helvetica" style:font-family-generic="swiss" style:font-pitch="variable" fo:font-size="22pt"/>
    </style:style>
    <style:style style:name="T9" style:family="text">
      <style:text-properties fo:font-family="Courier" style:font-family-generic="modern" style:font-pitch="fixed" fo:font-size="28pt" fo:font-weight="bold" style:font-weight-asian="bold" style:font-weight-complex="bold"/>
    </style:style>
    <style:style style:name="T10" style:family="text">
      <style:text-properties fo:font-family="Helvetica" style:font-family-generic="swiss" fo:font-size="28pt"/>
    </style:style>
    <style:style style:name="T11" style:family="text">
      <style:text-properties fo:font-style="normal"/>
    </style:style>
    <style:style style:name="T12" style:family="text">
      <style:text-properties fo:font-weight="bold"/>
    </style:style>
    <style:style style:name="T13" style:family="text">
      <style:text-properties style:text-position="sub 58%" fo:font-size="32pt" fo:font-weight="normal" style:font-size-asian="32pt" style:font-size-complex="32pt"/>
    </style:style>
    <style:style style:name="T14" style:family="text">
      <style:text-properties style:text-position="0% 100%" fo:font-size="32pt" fo:font-weight="normal" style:font-size-asian="32pt" style:font-size-complex="32pt"/>
    </style:style>
    <style:style style:name="T15" style:family="text">
      <style:text-properties fo:font-weight="normal"/>
    </style:style>
    <style:style style:name="T16" style:family="text">
      <style:text-properties fo:font-family="Courier" style:font-family-generic="modern" style:font-pitch="fixed" fo:font-size="22pt" fo:font-weight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/>
    </style:style>
    <style:style style:name="T19" style:family="text">
      <style:text-properties fo:font-family="Courier" style:font-family-generic="modern" style:font-pitch="fixed" fo:font-size="24pt" fo:font-weight="bold"/>
    </style:style>
    <style:style style:name="T20" style:family="text">
      <style:text-properties fo:font-style="normal" fo:font-weight="bold"/>
    </style:style>
    <style:style style:name="T21" style:family="text">
      <style:text-properties fo:font-style="normal" fo:font-weight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family="Courier" style:font-family-generic="modern" style:font-pitch="fixed" fo:font-weight="bold" style:font-weight-asian="bold" style:font-weight-complex="bold"/>
    </style:style>
    <style:style style:name="T24" style:family="text">
      <style:text-properties fo:font-size="36pt"/>
    </style:style>
    <style:style style:name="T25" style:family="text">
      <style:text-properties fo:font-family="'Courier New'" style:font-pitch="fixed" fo:font-size="48pt" fo:font-style="normal" style:text-underline-style="none" fo:font-weight="bold"/>
    </style:style>
    <style:style style:name="T26" style:family="text">
      <style:text-properties fo:font-family="Arial" style:font-family-generic="swiss" style:font-pitch="variable" fo:font-size="40pt" fo:font-style="normal" style:text-underline-style="none" fo:font-weight="normal"/>
    </style:style>
    <style:style style:name="T27" style:family="text">
      <style:text-properties fo:font-family="'Courier New'" style:font-pitch="fixed"/>
    </style:style>
    <style:style style:name="T28" style:family="text">
      <style:text-properties fo:font-family="'Courier New'" style:font-pitch="fixed"/>
    </style:style>
    <style:style style:name="T29" style:family="text">
      <style:text-properties fo:font-family="'Courier New'" style:font-pitch="fixed" fo:font-weight="normal"/>
    </style:style>
    <style:style style:name="T30" style:family="text">
      <style:text-properties fo:font-family="'Courier New'" style:font-pitch="fixed" fo:font-weight="normal"/>
    </style:style>
    <style:style style:name="T31" style:family="text">
      <style:text-properties fo:font-family="Courier" style:font-family-generic="modern" style:font-pitch="fixed" fo:font-size="26pt" fo:font-weight="normal"/>
    </style:style>
    <style:style style:name="T32" style:family="text">
      <style:text-properties fo:font-family="Helvetica" style:font-family-generic="swiss" style:font-pitch="variable" fo:font-size="32pt" fo:font-weight="normal"/>
    </style:style>
    <style:style style:name="T33" style:family="text">
      <style:text-properties fo:font-family="'Courier New'" style:font-pitch="fixed" fo:font-size="26pt" fo:font-weight="normal"/>
    </style:style>
    <style:style style:name="T34" style:family="text">
      <style:text-properties fo:font-family="'Courier New'" style:font-pitch="fixed" fo:font-size="26pt" fo:font-weight="normal"/>
    </style:style>
    <style:style style:name="T35" style:family="text">
      <style:text-properties fo:font-family="'Courier New'" style:font-pitch="fixed" fo:font-size="32pt" fo:font-weight="normal"/>
    </style:style>
    <style:style style:name="T36" style:family="text">
      <style:text-properties fo:font-family="'Courier New'" style:font-pitch="fixed" fo:font-size="32pt" fo:font-weight="normal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254cm" fo:height="0.254cm"/>
      </text:list-level-style-image>
      <text:list-level-style-image text:level="3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54cm" fo:height="0.254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54cm" fo:height="0.254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54cm" fo:height="0.254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54cm" fo:height="0.254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space-before="0.3cm" text:min-label-width="0.9cm" style:vertical-pos="middle" style:vertical-rel="line" fo:width="0.356cm" fo:height="0.178cm"/>
      </text:list-level-style-image>
      <text:list-level-style-image text:level="2" xlink:href="Pictures/100002000000000E000000076BEC588A.gif" xlink:type="simple" xlink:show="embed" xlink:actuate="onLoad">
        <style:list-level-properties text:space-before="1.6cm" text:min-label-width="0.8cm" style:vertical-pos="middle" style:vertical-rel="line" fo:width="0.356cm" fo:height="0.178cm"/>
      </text:list-level-style-image>
      <text:list-level-style-image text:level="3" xlink:href="Pictures/100002000000000E000000076BEC588A.gif" xlink:type="simple" xlink:show="embed" xlink:actuate="onLoad">
        <style:list-level-properties text:space-before="3cm" text:min-label-width="0.6cm" style:vertical-pos="middle" style:vertical-rel="line" fo:width="0.356cm" fo:height="0.178cm"/>
      </text:list-level-style-image>
      <text:list-level-style-image text:level="4" xlink:href="Pictures/100002000000000E000000076BEC588A.gif" xlink:type="simple" xlink:show="embed" xlink:actuate="onLoad">
        <style:list-level-properties text:space-before="4.2cm" text:min-label-width="0.6cm" style:vertical-pos="middle" style:vertical-rel="line" fo:width="0.356cm" fo:height="0.178cm"/>
      </text:list-level-style-image>
      <text:list-level-style-image text:level="5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56cm" fo:height="0.178cm"/>
      </text:list-level-style-image>
      <text:list-level-style-image text:level="6" xlink:href="Pictures/100002000000000E000000076BEC588A.gif" xlink:type="simple" xlink:show="embed" xlink:actuate="onLoad">
        <style:list-level-properties text:space-before="6.6cm" text:min-label-width="0.6cm" style:vertical-pos="middle" style:vertical-rel="line" fo:width="0.356cm" fo:height="0.178cm"/>
      </text:list-level-style-image>
      <text:list-level-style-image text:level="7" xlink:href="Pictures/100002000000000E000000076BEC588A.gif" xlink:type="simple" xlink:show="embed" xlink:actuate="onLoad">
        <style:list-level-properties text:space-before="7.8cm" text:min-label-width="0.6cm" style:vertical-pos="middle" style:vertical-rel="line" fo:width="0.356cm" fo:height="0.178cm"/>
      </text:list-level-style-image>
      <text:list-level-style-image text:level="8" xlink:href="Pictures/100002000000000E000000076BEC588A.gif" xlink:type="simple" xlink:show="embed" xlink:actuate="onLoad">
        <style:list-level-properties text:space-before="9cm" text:min-label-width="0.6cm" style:vertical-pos="middle" style:vertical-rel="line" fo:width="0.356cm" fo:height="0.178cm"/>
      </text:list-level-style-image>
      <text:list-level-style-image text:level="9" xlink:href="Pictures/100002000000000E000000076BEC588A.gif" xlink:type="simple" xlink:show="embed" xlink:actuate="onLoad">
        <style:list-level-properties text:space-before="10.2cm" text:min-label-width="0.6cm" style:vertical-pos="middle" style:vertical-rel="line" fo:width="0.356cm" fo:height="0.17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6BEC588A.gif" xlink:type="simple" xlink:show="embed" xlink:actuate="onLoad">
        <style:list-level-properties text:space-before="0.3cm" text:min-label-width="0.9cm" style:vertical-pos="middle" style:vertical-rel="line" fo:width="0.342cm" fo:height="0.171cm"/>
      </text:list-level-style-image>
      <text:list-level-style-image text:level="2" xlink:href="Pictures/100002000000000E000000076BEC588A.gif" xlink:type="simple" xlink:show="embed" xlink:actuate="onLoad">
        <style:list-level-properties text:space-before="1.6cm" text:min-label-width="0.8cm" style:vertical-pos="middle" style:vertical-rel="line" fo:width="0.342cm" fo:height="0.171cm"/>
      </text:list-level-style-image>
      <text:list-level-style-image text:level="3" xlink:href="Pictures/100002000000000E000000076BEC588A.gif" xlink:type="simple" xlink:show="embed" xlink:actuate="onLoad">
        <style:list-level-properties text:space-before="3cm" text:min-label-width="0.6cm" style:vertical-pos="middle" style:vertical-rel="line" fo:width="0.342cm" fo:height="0.171cm"/>
      </text:list-level-style-image>
      <text:list-level-style-image text:level="4" xlink:href="Pictures/100002000000000E000000076BEC588A.gif" xlink:type="simple" xlink:show="embed" xlink:actuate="onLoad">
        <style:list-level-properties text:space-before="4.2cm" text:min-label-width="0.6cm" style:vertical-pos="middle" style:vertical-rel="line" fo:width="0.342cm" fo:height="0.171cm"/>
      </text:list-level-style-image>
      <text:list-level-style-image text:level="5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42cm" fo:height="0.171cm"/>
      </text:list-level-style-image>
      <text:list-level-style-image text:level="6" xlink:href="Pictures/100002000000000E000000076BEC588A.gif" xlink:type="simple" xlink:show="embed" xlink:actuate="onLoad">
        <style:list-level-properties text:space-before="6.6cm" text:min-label-width="0.6cm" style:vertical-pos="middle" style:vertical-rel="line" fo:width="0.342cm" fo:height="0.171cm"/>
      </text:list-level-style-image>
      <text:list-level-style-image text:level="7" xlink:href="Pictures/100002000000000E000000076BEC588A.gif" xlink:type="simple" xlink:show="embed" xlink:actuate="onLoad">
        <style:list-level-properties text:space-before="7.8cm" text:min-label-width="0.6cm" style:vertical-pos="middle" style:vertical-rel="line" fo:width="0.342cm" fo:height="0.171cm"/>
      </text:list-level-style-image>
      <text:list-level-style-image text:level="8" xlink:href="Pictures/100002000000000E000000076BEC588A.gif" xlink:type="simple" xlink:show="embed" xlink:actuate="onLoad">
        <style:list-level-properties text:space-before="9cm" text:min-label-width="0.6cm" style:vertical-pos="middle" style:vertical-rel="line" fo:width="0.342cm" fo:height="0.171cm"/>
      </text:list-level-style-image>
      <text:list-level-style-image text:level="9" xlink:href="Pictures/100002000000000E000000076BEC588A.gif" xlink:type="simple" xlink:show="embed" xlink:actuate="onLoad">
        <style:list-level-properties text:space-before="10.2cm" text:min-label-width="0.6cm" style:vertical-pos="middle" style:vertical-rel="line" fo:width="0.342cm" fo:height="0.171cm"/>
      </text:list-level-style-image>
      <text:list-level-style-image text:level="10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42cm" fo:height="0.17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519cm" svg:height="7.448cm" svg:x="0.672cm" svg:y="1.466cm" presentation:class="title" presentation:user-transformed="true">
          <draw:text-box>
            <text:p text:style-name="P1"><text:span text:style-name="T1">Penerapan Perangkat Lunak Bebas</text:span><text:span text:style-name="T1"><text:line-break/></text:span><text:span text:style-name="T1">di Universitas Indonesia</text:span><text:span text:style-name="T2"><text:line-break/></text:span><text:span text:style-name="T2"><text:line-break/></text:span><text:span text:style-name="T3">http://vlsm.org/rms46/2/120.pdf</text:span><text:span text:style-name="T3"><text:line-break/></text:span><text:span text:style-name="T4">(rev. 20090717-02)</text:span></text:p>
          </draw:text-box>
        </draw:frame>
        <draw:frame presentation:style-name="pr2" draw:text-style-name="P4" draw:layer="layout" svg:width="24.966cm" svg:height="8.515cm" svg:x="1.417cm" svg:y="9.314cm" presentation:class="subtitle" presentation:user-transformed="true">
          <draw:text-box>
            <text:p text:style-name="P3"><text:span text:style-name="T5">Rahmat M. Samik-Ibrahim</text:span></text:p>
            <text:p text:style-name="P3"><text:span text:style-name="T5">vLSM.org</text:span></text:p>
            <text:p text:style-name="P3"><text:span text:style-name="T6"/></text:p>
            <text:p text:style-name="P3"><text:span text:style-name="T7"/></text:p>
            <text:p text:style-name="P3"><text:span text:style-name="T8">(presentasi ini menggunakan OpenOffice 3.0.1)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67cm" svg:y="0.499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7" draw:layer="layout" svg:width="24.249cm" svg:height="15.206cm" svg:x="1.346cm" svg:y="3.234cm" presentation:class="outline" presentation:user-transformed="true">
          <draw:text-box>
            <text:list text:style-name="L3">
              <text:list-item>
                <text:p text:style-name="P5">Rahmat M. Samik-Ibrahim</text:p>
              </text:list-item>
            </text:list>
            <text:list text:style-name="L4">
              <text:list-item>
                <text:list>
                  <text:list-item>
                    <text:p text:style-name="P6">UI <text:s text:c="12"/>(1984 - ... )</text:p>
                  </text:list-item>
                  <text:list-item>
                    <text:p text:style-name="P6">Linux <text:s text:c="7"/>(1994 - ... )</text:p>
                  </text:list-item>
                  <text:list-item>
                    <text:p text:style-name="P6">vLSM.org (1996 - ... )</text:p>
                  </text:list-item>
                </text:list>
              </text:list-item>
            </text:list>
            <text:list text:style-name="L3">
              <text:list-item>
                <text:p text:style-name="P5">WebPages:</text:p>
              </text:list-item>
            </text:list>
            <text:list text:style-name="L5">
              <text:list-item>
                <text:list>
                  <text:list-item>
                    <text:p><text:span text:style-name="T9">http://rms46.blogspot.com/</text:span></text:p>
                  </text:list-item>
                </text:list>
              </text:list-item>
            </text:list>
            <text:list text:style-name="L3">
              <text:list-item>
                <text:p text:style-name="P5">Linux Counter: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9">http://counter.li.org/</text:span></text:p>
                  </text:list-item>
                  <text:list-item>
                    <text:p text:style-name="P5"><text:span text:style-name="T10">LC #15059</text:span></text:p>
                  </text:list-item>
                  <text:list-item>
                    <text:p text:style-name="P5"><text:span text:style-name="T10">Ayo daftarkan, dapatkan alamat email</text:span></text:p>
                    <text:list>
                      <text:list-item>
                        <text:p><text:span text:style-name="T9">nama.anda@lc.vlsm.or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7cm" svg:height="2.003cm" svg:x="0.692cm" svg:y="1.476cm" presentation:class="title" presentation:user-transformed="true">
          <draw:text-box>
            <text:p text:style-name="P1">Agenda</text:p>
          </draw:text-box>
        </draw:frame>
        <draw:frame presentation:style-name="pr6" draw:text-style-name="P8" draw:layer="layout" svg:width="24.008cm" svg:height="11.643cm" svg:x="2.166cm" svg:y="5.047cm" presentation:class="outline" presentation:user-transformed="true">
          <draw:text-box>
            <text:list text:style-name="L3">
              <text:list-item>
                <text:p text:style-name="P1">Memperkenalkan Diri </text:p>
              </text:list-item>
              <text:list-item>
                <text:p text:style-name="P1">Tujuan Presentasi</text:p>
              </text:list-item>
              <text:list-item>
                <text:p text:style-name="P1">Trivia Universitas Indonesia (UI)</text:p>
              </text:list-item>
              <text:list-item>
                <text:p text:style-name="P1">Konsep Perangkat Lunak Bebas (PLB)</text:p>
              </text:list-item>
              <text:list-item>
                <text:p text:style-name="P1">PLB di UI</text:p>
              </text:list-item>
              <text:list-item>
                <text:p text:style-name="P1">Penutup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406cm" svg:y="0.897cm" presentation:class="title" presentation:user-transformed="true">
          <draw:text-box>
            <text:p text:style-name="P1">Tujuan Presentasi</text:p>
          </draw:text-box>
        </draw:frame>
        <draw:frame presentation:style-name="pr7" draw:text-style-name="P9" draw:layer="layout" svg:width="25.323cm" svg:height="13.495cm" svg:x="1.091cm" svg:y="4.662cm" presentation:class="outline" presentation:user-transformed="true">
          <draw:text-box>
            <text:list text:style-name="L3">
              <text:list-item>
                <text:p text:style-name="P1">Memperkenalkan konsep F/OSS (Free/Open Source Software)</text:p>
              </text:list-item>
              <text:list-item>
                <text:p>Mengingatkan bahwa biaya lisensi bukan komponen yang signifikan!</text:p>
              </text:list-item>
              <text:list-item>
                <text:p text:style-name="P1">Menekankan bahwa penerapan perangkat server berbasis F/OSS<text:span text:style-name="T11"> di</text:span> UI berlangsung <text:s/>secara <text:span text:style-name="T12">SUKA-RELA</text:span>.</text:p>
              </text:list-item>
              <text:list-item>
                <text:p text:style-name="P1">Mengungkapkan tantangan F/OSS di U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2.348cm" svg:height="2.003cm" svg:x="2.645cm" svg:y="1.824cm" presentation:class="title" presentation:user-transformed="true">
          <draw:text-box>
            <text:p text:style-name="P1">Universitas Indonesia</text:p>
          </draw:text-box>
        </draw:frame>
        <draw:frame presentation:style-name="pr8" draw:text-style-name="P1" draw:layer="layout" svg:width="24.907cm" svg:height="10.097cm" svg:x="1.348cm" svg:y="6.104cm" presentation:class="outline" presentation:user-transformed="true">
          <draw:text-box>
            <text:list text:style-name="L3">
              <text:list-item>
                <text:p text:style-name="P1">40.000 mahasiswa Pro, D<text:span text:style-name="T13">1</text:span><text:span text:style-name="T14">, D</text:span><text:span text:style-name="T13">2</text:span><text:span text:style-name="T14">, D</text:span><text:span text:style-name="T13">3</text:span><text:span text:style-name="T14">, S</text:span><text:span text:style-name="T13">1</text:span><text:span text:style-name="T14">, S</text:span><text:span text:style-name="T13">2</text:span><text:span text:style-name="T14">, S</text:span><text:span text:style-name="T13">3</text:span><text:span text:style-name="T14">.</text:span></text:p>
              </text:list-item>
              <text:list-item>
                <text:p text:style-name="P1">4000 dosen dan tenaga administrasi</text:p>
              </text:list-item>
              <text:list-item>
                <text:p text:style-name="P1">2 kampus: Depok dan Salemba</text:p>
              </text:list-item>
              <text:list-item>
                <text:p text:style-name="P1">Memiliki sejarah yang panjang: U-U I-I</text:p>
              </text:list-item>
              <text:list-item>
                <text:p text:style-name="P1">Lingkungan Akademis (bukan Tentara)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6.822cm" svg:height="2.003cm" svg:x="0.732cm" svg:y="1.395cm" presentation:class="title" presentation:user-transformed="true">
          <draw:text-box>
            <text:p>JUITA</text:p>
          </draw:text-box>
        </draw:frame>
        <draw:frame presentation:style-name="pr11" draw:layer="layout" svg:width="25.042cm" svg:height="11.671cm" svg:x="1.408cm" svg:y="4.896cm" presentation:class="outline" presentation:user-transformed="true">
          <draw:text-box>
            <text:list text:style-name="L3">
              <text:list-item>
                <text:p>Jaringan Universitas Indonesia TerpAdu</text:p>
                <text:list>
                  <text:list-item>
                    <text:p>Link Salemba - Depok: 100 Mbps</text:p>
                  </text:list-item>
                  <text:list-item>
                    <text:p>Link Internet Internasional: 105 Mbps</text:p>
                  </text:list-item>
                  <text:list-item>
                    <text:p>Link IIX: 200 Mbps</text:p>
                  </text:list-item>
                  <text:list-item>
                    <text:p>Link Inherent Dikti: 200 Mbps</text:p>
                  </text:list-item>
                  <text:list-item>
                    <text:p>Internal UI: 1000 Mbps (Gigab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732cm" svg:y="1.425cm" presentation:class="title" presentation:user-transformed="true">
          <draw:text-box>
            <text:p text:style-name="P1">Definisi Perangkat Lunak Bebas</text:p>
          </draw:text-box>
        </draw:frame>
        <draw:frame presentation:style-name="pr12" draw:text-style-name="P9" draw:layer="layout" svg:width="25.042cm" svg:height="13.499cm" svg:x="1.627cm" svg:y="4.799cm" presentation:class="outline" presentation:user-transformed="true">
          <draw:text-box>
            <text:list text:style-name="L3">
              <text:list-item>
                <text:p text:style-name="P1"><text:span text:style-name="T12">KEBEBASAN 0</text:span>: menjalan program untuk keperluan apa pun</text:p>
              </text:list-item>
              <text:list-item>
                <text:p text:style-name="P1"><text:span text:style-name="T12">KEBEBASAN 1</text:span>: mempelajari cara kerja dan modifikasi (kode) program</text:p>
              </text:list-item>
              <text:list-item>
                <text:p text:style-name="P1"><text:span text:style-name="T12">KEBEBASAN 2</text:span><text:span text:style-name="T15">: menyebar-luaskan program dan modifikasinya</text:span></text:p>
              </text:list-item>
              <text:list-item>
                <text:p text:style-name="P1"><text:span text:style-name="T12">KEBEBASAN 3</text:span><text:span text:style-name="T15">: meningkatkan kinerja</text:span></text:p>
              </text:list-item>
              <text:list-item>
                <text:p text:style-name="P1"><text:span text:style-name="T12">URL</text:span><text:span text:style-name="T15">: </text:span><text:span text:style-name="T16">http://www.gnu.org/philosophy/free-sw.htm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9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8cm" svg:x="0.65cm" svg:y="1.532cm" presentation:class="title" presentation:user-transformed="true">
          <draw:text-box>
            <text:p text:style-name="P1"><text:span text:style-name="T17">Free or</text:span> <text:span text:style-name="T18">Open Source Software</text:span>?</text:p>
          </draw:text-box>
        </draw:frame>
        <draw:frame presentation:style-name="pr13" draw:text-style-name="P11" draw:layer="layout" svg:width="25.042cm" svg:height="11.662cm" svg:x="1.508cm" svg:y="5.454cm" presentation:class="outline" presentation:user-transformed="true">
          <draw:text-box>
            <text:list text:style-name="L3">
              <text:list-item>
                <text:p text:style-name="P1"><text:span text:style-name="T11">Free = Freedom</text:span> (bukan Gratis)!</text:p>
              </text:list-item>
              <text:list-item>
                <text:p text:style-name="P1">Hadir di Resepsi = Makan Gratis?</text:p>
              </text:list-item>
              <text:list-item>
                <text:p text:style-name="P1">Bagaimana Obligasi Moralnya?</text:p>
              </text:list-item>
              <text:list-item>
                <text:p text:style-name="P1">PLB = sebuah ideologi?</text:p>
                <text:list>
                  <text:list-item>
                    <text:p text:style-name="P1">Apakah istilah <text:span text:style-name="T18">Open Source</text:span><text:span text:style-name="T11"> lebih cocok</text:span>?</text:p>
                  </text:list-item>
                </text:list>
              </text:list-item>
              <text:list-item>
                <text:p text:style-name="P1">Info lanjut: <text:s text:c="3"/><text:span text:style-name="T19">http://gnu.vLSM.org/philosophy/why-free.htm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691cm" svg:y="0.459cm" presentation:class="title">
          <draw:text-box>
            <text:p text:style-name="P1">FOSS: Menghemat Lisensi?</text:p>
          </draw:text-box>
        </draw:frame>
        <draw:frame presentation:style-name="pr14" draw:text-style-name="P11" draw:layer="layout" svg:width="25.042cm" svg:height="15.246cm" svg:x="1.367cm" svg:y="3.268cm" presentation:class="outline" presentation:user-transformed="true">
          <draw:text-box>
            <text:list text:style-name="L3">
              <text:list-item>
                <text:p text:style-name="P1">Lisensi Perangkat Lunak per sistem</text:p>
                <text:list>
                  <text:list-item>
                    <text:list>
                      <text:list-item>
                        <text:p text:style-name="P1">Rp. 10.000.000 / 5 tahun (Rp. 2.000.000 / tahun)</text:p>
                      </text:list-item>
                    </text:list>
                  </text:list-item>
                </text:list>
              </text:list-item>
              <text:list-item>
                <text:p text:style-name="P1">Gaji SDM</text:p>
                <text:list>
                  <text:list-item>
                    <text:list>
                      <text:list-item>
                        <text:p text:style-name="P1">Rp. 1.000.000 / bulan (Rp. 12.000.000 / tahun)</text:p>
                      </text:list-item>
                      <text:list-item>
                        <text:p text:style-name="P1">Biaya <text:span text:style-name="T18">Turn Over</text:span>? Kerugian <text:span text:style-name="T18">Human Capital?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0">LISENSI GRATIS</text:span></text:p>
                <text:list>
                  <text:list-item>
                    <text:list>
                      <text:list-item>
                        <text:p text:style-name="P1"><text:span text:style-name="T21">tidak banyak berarti!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0">SDM TIDAK GRATIS!</text:span></text:p>
                <text:list>
                  <text:list-item>
                    <text:list>
                      <text:list-item>
                        <text:p text:style-name="P1"><text:span text:style-name="T11">perancangan/pengembangan/pemeliharaan sistem TIDAK GRATI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9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26.822cm" svg:height="2.003cm" svg:x="0.65cm" svg:y="1.07cm" presentation:class="title" presentation:user-transformed="true">
          <draw:text-box>
            <text:p>POSS UI (1)</text:p>
          </draw:text-box>
        </draw:frame>
        <draw:frame presentation:style-name="pr15" draw:layer="layout" svg:width="25.042cm" svg:height="12.282cm" svg:x="1.531cm" svg:y="4.733cm" presentation:class="outline" presentation:user-transformed="true">
          <draw:text-box>
            <text:list text:style-name="L3">
              <text:list-item>
                <text:p><text:span text:style-name="T22">POSS</text:span>: Program Pendayagunaan Open Source Software dari Kementrian RisTek.</text:p>
              </text:list-item>
              <text:list-item>
                <text:p>Misi POSS UI: Menjadi fasilitator kegiatan Open Source di UI</text:p>
              </text:list-item>
              <text:list-item>
                <text:p>Kontak: Ruang POSS, Gedung DKIB (Science Park), Lantai 1.</text:p>
              </text:list-item>
              <text:list-item>
                <text:p>URL: <text:span text:style-name="T23">http://poss.ui.ac.id/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6.822cm" svg:height="2.003cm" svg:x="0.569cm" svg:y="2.331cm" presentation:class="title" presentation:user-transformed="true">
          <draw:text-box>
            <text:p>Program Kerja POSS UI</text:p>
          </draw:text-box>
        </draw:frame>
        <draw:frame presentation:style-name="pr16" draw:layer="layout" svg:width="25.042cm" svg:height="8.531cm" svg:x="1.287cm" svg:y="7.379cm" presentation:class="outline" presentation:user-transformed="true">
          <draw:text-box>
            <text:list text:style-name="L3">
              <text:list-item>
                <text:p>Pengembangan Produk</text:p>
              </text:list-item>
              <text:list-item>
                <text:p>Pelayanan dan Konsultasi Open Source</text:p>
              </text:list-item>
              <text:list-item>
                <text:p>Pusat Repository konten berbasis Open Source</text:p>
              </text:list-item>
              <text:list-item>
                <text:p>Pelatihan dan Pemasyarakatan Open Sourc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6.822cm" svg:height="1.861cm" svg:x="0.935cm" svg:y="1.954cm" presentation:class="title" presentation:user-transformed="true">
          <draw:text-box>
            <text:p text:style-name="P1"><text:span text:style-name="T24">Bagaimana Dengan Sivitas Akademika?</text:span></text:p>
          </draw:text-box>
        </draw:frame>
        <draw:frame presentation:style-name="pr17" draw:text-style-name="P1" draw:layer="layout" svg:width="25.042cm" svg:height="8.197cm" svg:x="1.529cm" svg:y="6.676cm" presentation:class="outline" presentation:user-transformed="true">
          <draw:text-box>
            <text:list text:style-name="L3">
              <text:list-item>
                <text:p text:style-name="P1">Difusi Perangkat Lunak Masih Terbatas</text:p>
              </text:list-item>
            </text:list>
            <text:list text:style-name="L4">
              <text:list-item>
                <text:list>
                  <text:list-item>
                    <text:p text:style-name="P1">banyak yang 100% non-PLB</text:p>
                  </text:list-item>
                  <text:list-item>
                    <text:p text:style-name="P1">sebagian ''Dual Boot''</text:p>
                  </text:list-item>
                  <text:list-item>
                    <text:p text:style-name="P1">sedikit yang 100% PLB</text:p>
                  </text:list-item>
                </text:list>
              </text:list-item>
            </text:list>
            <text:list text:style-name="L3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9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layer="layout" svg:width="26.822cm" svg:height="2.003cm" svg:x="0.732cm" svg:y="1.843cm" presentation:class="title" presentation:user-transformed="true">
          <draw:text-box>
            <text:p>Tantangan</text:p>
          </draw:text-box>
        </draw:frame>
        <draw:frame presentation:style-name="pr18" draw:layer="layout" svg:width="25.042cm" svg:height="5.972cm" svg:x="1.49cm" svg:y="6.565cm" presentation:class="outline" presentation:user-transformed="true">
          <draw:text-box>
            <text:list text:style-name="L3">
              <text:list-item>
                <text:p>Program Lisensi Kampus</text:p>
              </text:list-item>
              <text:list-item>
                <text:p>Lisensi Glodok</text:p>
              </text:list-item>
              <text:list-item>
                <text:p>Dokumentasi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691cm" svg:y="0.459cm" presentation:class="title">
          <draw:text-box>
            <text:p text:style-name="P1">F/OSS: Sebagai Server</text:p>
          </draw:text-box>
        </draw:frame>
        <draw:frame presentation:style-name="pr14" draw:text-style-name="P11" draw:layer="layout" svg:width="25.042cm" svg:height="14.829cm" svg:x="1.449cm" svg:y="3.146cm" presentation:class="outline" presentation:user-transformed="true">
          <draw:text-box>
            <text:list text:style-name="L3">
              <text:list-item>
                <text:p text:style-name="P1">File/Application</text:p>
              </text:list-item>
              <text:list-item>
                <text:p text:style-name="P1">DNS (Domain Name System)</text:p>
              </text:list-item>
              <text:list-item>
                <text:p text:style-name="P1">MX (Mail Exchange)</text:p>
              </text:list-item>
              <text:list-item>
                <text:p text:style-name="P1">WWW</text:p>
              </text:list-item>
              <text:list-item>
                <text:p text:style-name="P1">Printer</text:p>
              </text:list-item>
              <text:list-item>
                <text:p text:style-name="P1">FTP (Repositori)</text:p>
              </text:list-item>
              <text:list-item>
                <text:p text:style-name="P1">WebProxy</text:p>
              </text:list-item>
              <text:list-item>
                <text:p text:style-name="P1">New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731cm" svg:y="1.588cm" presentation:class="title" presentation:user-transformed="true">
          <draw:text-box>
            <text:p text:style-name="P1">Pesan Sponsor: Linux Counter</text:p>
          </draw:text-box>
        </draw:frame>
        <draw:frame presentation:style-name="pr19" draw:text-style-name="P11" draw:layer="layout" svg:width="25.042cm" svg:height="12.048cm" svg:x="1.449cm" svg:y="5.927cm" presentation:class="outline" presentation:user-transformed="true">
          <draw:text-box>
            <text:list text:style-name="L3">
              <text:list-item>
                <text:p text:style-name="P1"><text:span text:style-name="T25">http://counter.li.org/</text:span></text:p>
                <text:list>
                  <text:list-item>
                    <text:p><text:span text:style-name="T26">Catatkan nama anda bersama 128417 pengguna GNU/Linux lainnya.</text:span></text:p>
                  </text:list-item>
                </text:list>
              </text:list-item>
              <text:list-item>
                <text:p text:style-name="P5"><text:span text:style-name="T26">Anggota Nomor 15059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691cm" svg:y="0.459cm" presentation:class="title">
          <draw:text-box>
            <text:p text:style-name="P1">Rujukan I</text:p>
          </draw:text-box>
        </draw:frame>
        <draw:frame presentation:style-name="pr20" draw:text-style-name="P11" draw:layer="layout" svg:width="25.042cm" svg:height="16.485cm" svg:x="1.449cm" svg:y="2.836cm" presentation:class="outline" presentation:user-transformed="true">
          <draw:text-box>
            <text:list text:style-name="L3">
              <text:list-item>
                <text:p text:style-name="P1">Hikayat Perintisan Linux di Indonesia <text:span text:style-name="T27">http://vLSM.org/rms46/00-14.html</text:span></text:p>
              </text:list-item>
              <text:list-item>
                <text:p text:style-name="P1">Open Source Software (OSS), Keinginan Mulia dan Kenyataan di Lapangan <text:span text:style-name="T27">http://vLSM.org/</text:span><text:span text:style-name="T28">rms46/</text:span><text:span text:style-name="T27">00-16.html</text:span></text:p>
              </text:list-item>
              <text:list-item>
                <text:p text:style-name="P1">Hikayat JUITA -- Jaringan Universitas Indonesia TerpAdu <text:s/><text:span text:style-name="T27">http://vLSM.org/</text:span><text:span text:style-name="T28">rms46/</text:span><text:span text:style-name="T27">1/27.html</text:span></text:p>
              </text:list-item>
              <text:list-item>
                <text:p text:style-name="P1"><text:span text:style-name="T2">Universitas Indonesia Akan Mendukung Gerakan Perangkat Lunak Bebas</text:span><text:span text:style-name="T27"> http://vLSM.org/</text:span><text:span text:style-name="T28">rms46/</text:span><text:span text:style-name="T27">1/61.htm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691cm" svg:y="0.459cm" presentation:class="title">
          <draw:text-box>
            <text:p text:style-name="P1">Rujukan II</text:p>
          </draw:text-box>
        </draw:frame>
        <draw:frame presentation:style-name="pr14" draw:text-style-name="P11" draw:layer="layout" svg:width="25.042cm" svg:height="14.829cm" svg:x="1.39cm" svg:y="3.382cm" presentation:class="outline" presentation:user-transformed="true">
          <draw:text-box>
            <text:list text:style-name="L3">
              <text:list-item>
                <text:p text:style-name="P1">Memperkenalkan Debian GNU/Linux <text:span text:style-name="T29">http://vLSM.org/</text:span><text:span text:style-name="T30">rms46/</text:span><text:span text:style-name="T31">1/96.sxi</text:span></text:p>
              </text:list-item>
              <text:list-item>
                <text:p text:style-name="P1">Memperkenalkan GNU/Linux <text:s/><text:span text:style-name="T29">http://vLSM.org/</text:span><text:span text:style-name="T30">rms46/</text:span><text:span text:style-name="T31">1/99.sxi</text:span></text:p>
              </text:list-item>
              <text:list-item>
                <text:p text:style-name="P1"><text:span text:style-name="T32">Proyek Si KOMO.vLSM.org</text:span><text:span text:style-name="T31"> </text:span><text:span text:style-name="T33">http://vLSM.org/</text:span><text:span text:style-name="T34">rms46/</text:span><text:span text:style-name="T33">1/45.html</text:span></text:p>
              </text:list-item>
              <text:list-item>
                <text:p text:style-name="P1"><text:span text:style-name="T32">Mirror, Mirror, On the Wall:</text:span><text:span text:style-name="T32"><text:line-break/></text:span><text:span text:style-name="T32">Sebagai Upaya Peningkatan Keamanan Sistem <text:s/></text:span><text:span text:style-name="T35">http://vLSM.org/</text:span><text:span text:style-name="T36">rms46/</text:span><text:span text:style-name="T31">1/112.sx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6.822cm" svg:height="2.003cm" svg:x="0.268cm" svg:y="8.079cm" presentation:class="title" presentation:user-transformed="true">
          <draw:text-box>
            <text:p text:style-name="P1">TERIMA KASIH!</text:p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51cm" svg:stroke-color="#000000" draw:marker-start-width="0.533cm" draw:marker-start-center="false" draw:marker-end-width="1.041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solid" draw:fill-color="#e6e6ff">
        <text:list-style style:name="Default-outline1">
          <text:list-level-style-image text:level="1" xlink:href="Pictures/100002000000000A0000000AD0B8BA86.gif" xlink:type="simple" xlink:show="embed" xlink:actuate="onLoad">
            <style:list-level-properties text:space-before="0.3cm" text:min-label-width="0.9cm" style:vertical-pos="middle" style:vertical-rel="line" fo:width="0.254cm" fo:height="0.254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6cm" text:min-label-width="0.8cm" style:vertical-pos="middle" style:vertical-rel="line" fo:width="0.254cm" fo:height="0.254cm"/>
          </text:list-level-style-image>
          <text:list-level-style-image text:level="3" xlink:href="Pictures/100002000000000A0000000AD0B8BA86.gif" xlink:type="simple" xlink:show="embed" xlink:actuate="onLoad">
            <style:list-level-properties text:space-before="3cm" text:min-label-width="0.6cm" style:vertical-pos="middle" style:vertical-rel="line" fo:width="0.254cm" fo:height="0.254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54cm" fo:height="0.254cm"/>
          </text:list-level-style-image>
          <text:list-level-style-image text:level="5" xlink:href="Pictures/100002000000000A0000000AD0B8BA86.gif" xlink:type="simple" xlink:show="embed" xlink:actuate="onLoad">
            <style:list-level-properties text:space-before="5.4cm" text:min-label-width="0.6cm" style:vertical-pos="middle" style:vertical-rel="line" fo:width="0.254cm" fo:height="0.254cm"/>
          </text:list-level-style-image>
          <text:list-level-style-image text:level="6" xlink:href="Pictures/100002000000000A0000000AD0B8BA86.gif" xlink:type="simple" xlink:show="embed" xlink:actuate="onLoad">
            <style:list-level-properties text:space-before="6.6cm" text:min-label-width="0.6cm" style:vertical-pos="middle" style:vertical-rel="line" fo:width="0.254cm" fo:height="0.254cm"/>
          </text:list-level-style-image>
          <text:list-level-style-image text:level="7" xlink:href="Pictures/100002000000000A0000000AD0B8BA86.gif" xlink:type="simple" xlink:show="embed" xlink:actuate="onLoad">
            <style:list-level-properties text:space-before="7.8cm" text:min-label-width="0.6cm" style:vertical-pos="middle" style:vertical-rel="line" fo:width="0.254cm" fo:height="0.254cm"/>
          </text:list-level-style-image>
          <text:list-level-style-image text:level="8" xlink:href="Pictures/100002000000000A0000000AD0B8BA86.gif" xlink:type="simple" xlink:show="embed" xlink:actuate="onLoad">
            <style:list-level-properties text:space-before="9cm" text:min-label-width="0.6cm" style:vertical-pos="middle" style:vertical-rel="line" fo:width="0.254cm" fo:height="0.254cm"/>
          </text:list-level-style-image>
          <text:list-level-style-image text:level="9" xlink:href="Pictures/100002000000000A0000000AD0B8BA86.gif" xlink:type="simple" xlink:show="embed" xlink:actuate="onLoad">
            <style:list-level-properties text:space-before="10.2cm" text:min-label-width="0.6cm" style:vertical-pos="middle" style:vertical-rel="line" fo:width="0.254cm" fo:height="0.254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Helvetic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cc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49cm" fo:min-width="27.65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0cm" fo:margin-right="0cm" fo:text-align="start" fo:text-indent="0cm"/>
    </style:style>
    <style:style style:name="MP4" style:family="paragraph">
      <style:paragraph-properties fo:margin-left="0cm" fo:margin-right="0cm" fo:text-align="start" fo:text-indent="0cm"/>
      <style:text-properties fo:font-family="Helvetica" style:font-family-generic="swiss" style:font-pitch="variable" fo:font-size="12pt"/>
    </style:style>
    <style:style style:name="MP5" style:family="paragraph">
      <style:paragraph-properties fo:text-align="center"/>
    </style:style>
    <style:style style:name="MT1" style:family="text">
      <style:text-properties fo:font-family="Helvetica" style:font-family-generic="swiss" style:font-pitch="variable" fo:font-size="12pt"/>
    </style:style>
    <style:style style:name="MT2" style:family="text">
      <style:text-properties fo:font-family="Helvetica" style:font-family-generic="swiss" style:font-pitch="variable" fo:font-size="18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6.822cm" svg:height="1.86cm" svg:x="0.691cm" svg:y="0.5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5.042cm" svg:height="14.828cm" svg:x="1.449cm" svg:y="3.146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27.656cm" svg:height="0.949cm" svg:x="0.123cm" svg:y="19.509cm">
        <draw:text-box>
          <text:p text:style-name="MP3"><text:span text:style-name="MT1">© 2004-2009 Rahmat M. Samik-Ibrahim -- GNU Free Document License -- Silakan secara bebas menggandakan presentasi ini <text:s/>-- <text:s text:c="2"/></text:span><text:span text:style-name="MT2"><text:page-number>&lt;number&gt;</text:page-number></text:span></text:p>
        </draw:text-box>
      </draw:frame>
      <draw:frame draw:style-name="Mgr2" draw:text-style-name="MP5" draw:layer="backgroundobjects" svg:width="1.904cm" svg:height="1.904cm" svg:x="25.719cm" svg:y="18.733cm">
        <draw:image xlink:href="Pictures/100000000000004B0000004BC181C99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3-04-29T09:12:24</meta:creation-date>
    <dc:date>2009-07-17T18:31:00</dc:date>
    <meta:printed-by>Rahmat Samik-Ibrahim</meta:printed-by>
    <meta:print-date>2004-10-04T13:33:59</meta:print-date>
    <dc:language>en-US</dc:language>
    <meta:editing-cycles>290</meta:editing-cycles>
    <meta:editing-duration>PT23H34M53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